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23.81mm"/>
    </style:style>
    <style:style style:name="co3" style:family="table-column">
      <style:table-column-properties fo:break-before="auto" style:column-width="46.04mm"/>
    </style:style>
    <style:style style:name="co4" style:family="table-column">
      <style:table-column-properties fo:break-before="auto" style:column-width="16.93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100">
      <style:table-cell-properties fo:background-color="#ffff00" style:text-align-source="fix" style:repeat-content="false" fo:wrap-option="wrap" fo:border="0.06pt solid #000000" fo:padding-bottom="0.35mm" fo:padding-left="0.35mm" fo:padding-right="0mm" fo:padding-top="0.35mm" style:vertical-align="automatic"/>
      <style:paragraph-properties fo:text-align="end"/>
      <style:text-properties fo:color="#ff0000" style:font-name="Times New Roman" fo:font-size="12pt" style:font-name-asian="Times New Roman1" style:font-size-asian="12pt" style:font-name-complex="Times New Roman1" style:font-size-complex="12pt"/>
    </style:style>
    <style:style style:name="ce5" style:family="table-cell" style:parent-style-name="Default" style:data-style-name="N100">
      <style:table-cell-properties fo:border-bottom="0.06pt solid #000000" fo:background-color="#ffff00" style:text-align-source="fix" style:repeat-content="false" fo:wrap-option="wrap" fo:border-left="none" fo:padding-bottom="0.35mm" fo:padding-left="0.35mm" fo:padding-right="0mm" fo:padding-top="0.35mm" fo:border-right="0.06pt solid #000000" fo:border-top="0.06pt solid #000000" style:vertical-align="automatic"/>
      <style:paragraph-properties fo:text-align="end"/>
      <style:text-properties fo:color="#ff0000" style:font-name="Times New Roman" fo:font-size="12pt" style:font-name-asian="Times New Roman1" style:font-size-asian="12pt" style:font-name-complex="Times New Roman1" style:font-size-complex="12pt"/>
    </style:style>
    <style:style style:name="ce6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mla_articl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6"/>
        <table:table-column table:style-name="co4" table:number-columns-repeated="1006" table:default-cell-style-name="ce2"/>
        <table:table-column table:style-name="co1" table:number-columns-repeated="1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rticle_id</text:p>
          </table:table-cell>
          <table:table-cell table:style-name="ce3" office:value-type="string" calcext:value-type="string">
            <text:p>article_cat_id</text:p>
          </table:table-cell>
          <table:table-cell table:style-name="ce3" office:value-type="string" calcext:value-type="string">
            <text:p>updated_by</text:p>
          </table:table-cell>
          <table:table-cell table:style-name="ce1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5" calcext:value-type="float">
            <text:p>18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8" calcext:value-type="float">
            <text:p>188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89" calcext:value-type="float">
            <text:p>189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90" calcext:value-type="float">
            <text:p>190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91" calcext:value-type="float">
            <text:p>191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94" calcext:value-type="float">
            <text:p>194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96" calcext:value-type="float">
            <text:p>196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97" calcext:value-type="float">
            <text:p>197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99" calcext:value-type="float">
            <text:p>199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01" calcext:value-type="float">
            <text:p>201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02" calcext:value-type="float">
            <text:p>202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03" calcext:value-type="float">
            <text:p>203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04" calcext:value-type="float">
            <text:p>204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5" calcext:value-type="float">
            <text:p>20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06" calcext:value-type="float">
            <text:p>206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07" calcext:value-type="float">
            <text:p>207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08" calcext:value-type="float">
            <text:p>208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09" calcext:value-type="float">
            <text:p>209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10" calcext:value-type="float">
            <text:p>210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11" calcext:value-type="float">
            <text:p>211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12" calcext:value-type="float">
            <text:p>212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13" calcext:value-type="float">
            <text:p>213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14" calcext:value-type="float">
            <text:p>214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15" calcext:value-type="float">
            <text:p>21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16" calcext:value-type="float">
            <text:p>216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17" calcext:value-type="float">
            <text:p>217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18" calcext:value-type="float">
            <text:p>218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19" calcext:value-type="float">
            <text:p>219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21" calcext:value-type="float">
            <text:p>221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22" calcext:value-type="float">
            <text:p>222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23" calcext:value-type="float">
            <text:p>223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24" calcext:value-type="float">
            <text:p>224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25" calcext:value-type="float">
            <text:p>22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26" calcext:value-type="float">
            <text:p>226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27" calcext:value-type="float">
            <text:p>227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28" calcext:value-type="float">
            <text:p>228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29" calcext:value-type="float">
            <text:p>229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30" calcext:value-type="float">
            <text:p>230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31" calcext:value-type="float">
            <text:p>231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32" calcext:value-type="float">
            <text:p>232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33" calcext:value-type="float">
            <text:p>233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34" calcext:value-type="float">
            <text:p>234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35" calcext:value-type="float">
            <text:p>23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36" calcext:value-type="float">
            <text:p>236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37" calcext:value-type="float">
            <text:p>237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38" calcext:value-type="float">
            <text:p>238</text:p>
          </table:table-cell>
          <table:table-cell table:style-name="ce5" office:value-type="string" calcext:value-type="string">
            <text:p>5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39" calcext:value-type="float">
            <text:p>239</text:p>
          </table:table-cell>
          <table:table-cell table:style-name="ce5" office:value-type="string" calcext:value-type="string">
            <text:p>5</text:p>
          </table:table-cell>
          <table:table-cell table:style-name="ce4" office:value-type="string" calcext:value-type="string">
            <text:p>1</text:p>
          </table:table-cell>
          <table:table-cell table:number-columns-repeated="1020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DE">USD</number:currency-symbol>
      <number:number number:decimal-places="2" loext:min-decimal-places="2" number:min-integer-digits="1" number:grouping="true"/>
      <number:text> </number:text>
    </number:currency-style>
    <number:currency-style style:name="N107P1" style:volatile="true">
      <number:currency-symbol number:language="de" number:country="DE">USD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07P2" style:volatile="true">
      <number:currency-symbol number:language="de" number:country="DE">USD</number:currency-symbol>
      <number:text>- </number:text>
    </number:currency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currency-style style:name="N10111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1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1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currency-symbol number:language="de" number:country="DE">USD</number:currency-symbol>
      <number:number number:decimal-places="2" loext:min-decimal-places="2" number:min-integer-digits="1" number:grouping="true"/>
      <number:text> </number:text>
    </number:currency-style>
    <number:currency-style style:name="N10108" number:language="de" number:country="DE">
      <number:currency-symbol number:language="de" number:country="DE">USD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0109" number:language="de" number:country="DE">
      <number:currency-symbol number:language="de" number:country="DE">USD</number:currency-symbol>
      <number:text>- </number:text>
    </number:currency-style>
    <number:currency-style style:name="N10110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1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6" style:display-name="Normal 6" style:family="table-cell" style:parent-style-name="Default" style:data-style-name="N107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initial-creator>Douangchan SENGDALA</meta:initial-creator>
    <meta:creation-date>2016-04-29T02:00:48Z</meta:creation-date>
    <dc:date>2016-10-29T16:51:04.081000000</dc:date>
    <meta:editing-cycles>23</meta:editing-cycles>
    <meta:editing-duration>PT29M52S</meta:editing-duration>
    <meta:document-statistic meta:table-count="1" meta:cell-count="236" meta:object-count="0"/>
  </office:meta>
</office:document-meta>
</file>